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able_20_Contents" style:list-style-name="L2">
      <style:text-properties style:font-name="Arial1" fo:font-size="11pt" style:language-asian="ja" style:country-asian="JP"/>
    </style:style>
    <style:style style:name="P34" style:family="paragraph" style:parent-style-name="Table_20_Contents" style:list-style-name="L3">
      <style:text-properties style:font-name="Arial1" fo:font-size="11pt" style:language-asian="ja" style:country-asian="JP"/>
    </style:style>
    <style:style style:name="P35" style:family="paragraph" style:parent-style-name="Table_20_Contents" style:list-style-name="L4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/>
    </style:style>
    <style:style style:name="P3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3">暑いっすね。みなさん、どうですか。</text:span></text:p>
      <text:p text:style-name="P7"><text:span text:style-name="T13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3">暑いですね。調子はどうですか。</text:span></text:p>
      <text:p text:style-name="P9">私も、飲み物に氷を入れて、なんとか涼を取ってます。</text:p>
      <text:p text:style-name="P7"><text:span text:style-name="T13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7"><text:span text:style-name="T13">遅くなりました。日報他を提出します。</text:span>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3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<text:soft-page-break/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XX XX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XXX（XXX）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XXX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8/XX（金）</text:p>
          </table:table-cell>
          <table:table-cell table:style-name="表5.B1" office:value-type="string">
            <text:p text:style-name="P22">8/XX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XX(月) ~ 2020.8.XX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oft-page-break/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8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8/XX（金）</text:p>
          </table:table-cell>
          <table:table-cell table:style-name="表38.B1" office:value-type="string">
            <text:p text:style-name="P22">8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8.XX(月) ~ 2020.8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938181492952944668" text:style-name="L1">
        <text:list-item>
          <text:p text:style-name="P59">image file</text:p>
          <text:list>
            <text:list-item>
              <text:p text:style-name="P59">copy to : C:\WORKS_2\WS\WS_Others\towa_corpo</text:p>
            </text:list-item>
            <text:list-item>
              <text:p text:style-name="P59">change → file name</text:p>
            </text:list-item>
            <text:list-item>
              <text:p text:style-name="P59">DUP</text:p>
            </text:list-item>
            <text:list-item>
              <text:p text:style-name="P59">open the orig with paint</text:p>
            </text:list-item>
            <text:list-item>
              <text:p text:style-name="P59">change size → 25 % (<office:annotation office:name="__Annotation__14902_534617985"><dc:creator>iwabuchi ken</dc:creator><dc:date>2020-02-03T15:01:30.55</dc:date><text:p text:style-name="P61"><text:span text:style-name="T16">680 ==&gt; about</text:span></text:p></office:annotation>40 %, 680KB~<office:annotation-end office:name="__Annotation__14902_534617985"/>)</text:p>
            </text:list-item>
            <text:list-item>
              <text:p text:style-name="P59">close paint</text:p>
            </text:list-item>
          </text:list>
        </text:list-item>
        <text:list-item>
          <text:p text:style-name="P60">email<text:span text:style-name="T15"> </text:span><text:span text:style-name="T14">###</text:span></text:p>
          <text:list>
            <text:list-item>
              <text:p text:style-name="P60">C – N (new mail)</text:p>
            </text:list-item>
            <text:list-item>
              <text:p text:style-name="P60">attach image file</text:p>
            </text:list-item>
            <text:list-item>
              <text:p text:style-name="P60">open in-mail image file</text:p>
            </text:list-item>
            <text:list-item>
              <text:p text:style-name="P60"><text:soft-page-break/>validate</text:p>
              <text:list>
                <text:list-item>
                  <text:p text:style-name="P60">終了時刻</text:p>
                </text:list-item>
                <text:list-item>
                  <text:p text:style-name="P60">職長サイン</text:p>
                </text:list-item>
              </text:list>
            </text:list-item>
          </text:list>
        </text:list-item>
        <text:list-item>
          <text:p text:style-name="P59">doc</text:p>
          <text:list>
            <text:list-item>
              <text:p text:style-name="P59">prev lines → DUP</text:p>
            </text:list-item>
            <text:list-item>
              <text:p text:style-name="P59">enter data</text:p>
              <text:list>
                <text:list-item>
                  <text:p text:style-name="P60">作業について</text:p>
                  <text:list>
                    <text:list-item>
                      <text:p text:style-name="P59">作業日</text:p>
                    </text:list-item>
                    <text:list-item>
                      <text:p text:style-name="P59">発注者</text:p>
                    </text:list-item>
                    <text:list-item>
                      <text:p text:style-name="P59">工事件名</text:p>
                    </text:list-item>
                    <text:list-item>
                      <text:p text:style-name="P60">作業時間</text:p>
                    </text:list-item>
                  </text:list>
                </text:list-item>
                <text:list-item>
                  <text:p text:style-name="P60">タイトル文字列</text:p>
                </text:list-item>
              </text:list>
            </text:list-item>
          </text:list>
        </text:list-item>
        <text:list-item>
          <text:p text:style-name="P46">email</text:p>
          <text:list>
            <text:list-item>
              <text:p text:style-name="P46">C/P</text:p>
              <text:list>
                <text:list-item>
                  <text:p text:style-name="P47">本文</text:p>
                </text:list-item>
                <text:list-item>
                  <text:p text:style-name="P46">subject</text:p>
                </text:list-item>
              </text:list>
            </text:list-item>
            <text:list-item>
              <text:p text:style-name="P46">validate</text:p>
              <text:list>
                <text:list-item>
                  <text:p text:style-name="P59">作業日</text:p>
                </text:list-item>
                <text:list-item>
                  <text:p text:style-name="P59">発注者</text:p>
                </text:list-item>
                <text:list-item>
                  <text:p text:style-name="P59">工事件名</text:p>
                </text:list-item>
                <text:list-item>
                  <text:p text:style-name="P60">作業時間</text:p>
                </text:list-item>
              </text:list>
            </text:list-item>
            <text:list-item>
              <text:p text:style-name="P47">F6 (“To”) → “yoko” &gt; Ret</text:p>
            </text:list-item>
            <text:list-item>
              <text:p text:style-name="P47">C – Ret (send)</text:p>
            </text:list-item>
            <text:list-item>
              <text:p text:style-name="P47">review → sent mail</text:p>
              <text:list>
                <text:list-item>
                  <text:p text:style-name="P47">送信先</text:p>
                </text:list-item>
                <text:list-item>
                  <text:p text:style-name="P47">日付</text:p>
                  <text:list>
                    <text:list-item>
                      <text:p text:style-name="P47"><text:soft-page-break/>日報に書いた日付</text:p>
                    </text:list-item>
                    <text:list-item>
                      <text:p text:style-name="P47">メールの「件名」の日付（日報のそれと同じか？）</text:p>
                    </text:list-item>
                  </text:list>
                </text:list-item>
                <text:list-item>
                  <text:p text:style-name="P47">サイン</text:p>
                  <text:list>
                    <text:list-item>
                      <text:p text:style-name="P47">職長</text:p>
                    </text:list-item>
                    <text:list-item>
                      <text:p text:style-name="P47">発注者</text:p>
                    </text:list-item>
                  </text:list>
                </text:list-item>
                <text:list-item>
                  <text:p text:style-name="P47">時間</text:p>
                  <text:list>
                    <text:list-item>
                      <text:p text:style-name="P47">開始</text:p>
                    </text:list-item>
                    <text:list-item>
                      <text:p text:style-name="P47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doc</text:p>
          <text:list>
            <text:list-item>
              <text:p text:style-name="P47">move → “@@@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3">日報）</text:span></text:p>
            <text:list xml:id="list3486766673118096176" text:style-name="L2">
              <text:list-item>
                <text:p text:style-name="P33">copy</text:p>
                <text:list>
                  <text:list-item>
                    <text:p text:style-name="P33">from C:\WORKS_2\WS\WS_Cake_IFM11\iphone_to_upload</text:p>
                  </text:list-item>
                  <text:list-item>
                    <text:p text:style-name="P33">to <text:s/>==&gt; C:\WORKS_2\WS\WS_Others\towa_corpo</text:p>
                  </text:list-item>
                </text:list>
              </text:list-item>
              <text:list-item>
                <text:p text:style-name="P33">name ==&gt; change</text:p>
                <text:list>
                  <text:list-item>
                    <text:p text:style-name="P33">【作業員　岩淵謙 <text:s/>日報連絡】 2020.7.4.土 2020.7.6.月.jpg</text:p>
                  </text:list-item>
                </text:list>
              </text:list-item>
              <text:list-item>
                <text:p text:style-name="P33">open file (f1)</text:p>
              </text:list-item>
              <text:list-item>
                <text:p text:style-name="P33">DUP</text:p>
              </text:list-item>
              <text:list-item>
                <text:p text:style-name="P33">f1 ==&gt; paint</text:p>
              </text:list-item>
              <text:list-item>
                <text:p text:style-name="P33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3006010217591572048" text:style-name="L3">
              <text:list-item>
                <text:p text:style-name="P34">DUP : 交通費請求書.用紙.orig.jpg</text:p>
              </text:list-item>
              <text:list-item>
                <text:p text:style-name="P34">name ==&gt; change : 【作業員　岩淵謙 <text:s/>交通費請求書】 2020.7.6(月) ~ 2020.7.12(日).jpg</text:p>
              </text:list-item>
              <text:list-item>
                <text:p text:style-name="P34">open file</text:p>
              </text:list-item>
              <text:list-item>
                <text:p text:style-name="P34">M – o &gt; ↓ &gt; Ret (paint)</text:p>
              </text:list-item>
              <text:list-item>
                <text:p text:style-name="P34">入力</text:p>
              </text:list-item>
              <text:list-item>
                <text:p text:style-name="P34">DUP</text:p>
              </text:list-item>
              <text:list-item>
                <text:p text:style-name="P34">M – o &gt; “70” &gt; Ret (size change)</text:p>
              </text:list-item>
              <text:list-item>
                <text:p text:style-name="P34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264110247152292637" text:style-name="L4">
              <text:list-item>
                <text:p text:style-name="P36">start mailer</text:p>
              </text:list-item>
              <text:list-item>
                <text:p text:style-name="P36">new mail</text:p>
              </text:list-item>
              <text:list-item>
                <text:p text:style-name="P36">C – S – a &gt; choose file &gt; Ret (append)</text:p>
              </text:list-item>
              <text:list-item>
                <text:p text:style-name="P36">open ==&gt; appended files (<text:span text:style-name="T13">日報、交通費)</text:span></text:p>
              </text:list-item>
              <text:list-item>
                <text:p text:style-name="P35"><text:soft-page-break/>C/P</text:p>
                <text:list>
                  <text:list-item>
                    <text:p text:style-name="P35">本文</text:p>
                  </text:list-item>
                  <text:list-item>
                    <text:p text:style-name="P35">タイトル</text:p>
                  </text:list-item>
                </text:list>
              </text:list-item>
              <text:list-item>
                <text:p text:style-name="P35">“send” : “yoko” &gt; Ret (autofill)</text:p>
              </text:list-item>
              <text:list-item>
                <text:p text:style-name="P35">validate</text:p>
                <text:list>
                  <text:list-item>
                    <text:p text:style-name="P35">append ==&gt; 2 files</text:p>
                  </text:list-item>
                  <text:list-item>
                    <text:p text:style-name="P35">subject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5">C – Ret (send)</text:p>
              </text:list-item>
              <text:list-item>
                <text:p text:style-name="P35">validate</text:p>
                <text:list>
                  <text:list-item>
                    <text:p text:style-name="P35">attached files</text:p>
                  </text:list-item>
                  <text:list-item>
                    <text:p text:style-name="P35">宛先</text:p>
                  </text:list-item>
                  <text:list-item>
                    <text:p text:style-name="P35">タイトル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</text:p>
                      </text:list-item>
                    </text:list>
                  </text:list-item>
                  <text:list-item>
                    <text:p text:style-name="P35">本文</text:p>
                    <text:list>
                      <text:list-item>
                        <text:p text:style-name="P35">送るものについての文。</text:p>
                      </text:list-item>
                      <text:list-item>
                        <text:p text:style-name="P35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8-24T14:31:12.38</dc:date>
    <dc:creator>iwabuchi ken</dc:creator>
    <meta:editing-duration>PT16H29M3S</meta:editing-duration>
    <meta:editing-cycles>109</meta:editing-cycles>
    <meta:generator>OpenOffice/4.1.3$Win32 OpenOffice.org_project/413m1$Build-9783</meta:generator>
    <meta:document-statistic meta:table-count="13" meta:image-count="0" meta:object-count="0" meta:page-count="7" meta:paragraph-count="267" meta:word-count="1532" meta:character-count="3929"/>
  </office:meta>
</office:document-meta>
</file>